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15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P27" style:parent-style-name="Normal" style:family="paragraph">
      <style:paragraph-properties fo:margin-bottom="0.0972in" fo:line-height="115%"/>
    </style:style>
    <style:style style:name="P28" style:parent-style-name="Normal" style:family="paragraph">
      <style:paragraph-properties fo:margin-bottom="0.0972in" fo:line-height="115%"/>
    </style:style>
    <style:style style:name="T29" style:parent-style-name="DefaultParagraphFont" style:family="text">
      <style:text-properties style:font-name="Segoe UI" style:font-name-asian="Segoe UI" style:font-name-complex="Segoe UI" fo:color="#000000"/>
    </style:style>
    <style:style style:name="P30" style:parent-style-name="Normal" style:family="paragraph">
      <style:paragraph-properties fo:margin-bottom="0.0972in" fo:line-height="115%"/>
    </style:style>
    <style:style style:name="T31" style:parent-style-name="DefaultParagraphFont" style:family="text">
      <style:text-properties style:font-name="Segoe UI" style:font-name-asian="Segoe UI" style:font-name-complex="Segoe UI" fo:color="#000000"/>
    </style:style>
    <style:style style:name="P32" style:parent-style-name="Normal" style:family="paragraph">
      <style:paragraph-properties fo:margin-bottom="0.0972in" fo:line-height="115%"/>
    </style:style>
    <style:style style:name="P33" style:parent-style-name="Normal" style:family="paragraph">
      <style:paragraph-properties fo:margin-bottom="0.0972in" fo:line-height="115%"/>
    </style:style>
    <style:style style:name="T34" style:parent-style-name="DefaultParagraphFont" style:family="text">
      <style:text-properties style:font-name="Segoe UI" style:font-name-asian="Segoe UI" style:font-name-complex="Segoe UI" fo:color="#000000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15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15%"/>
    </style:style>
    <style:style style:name="P39" style:parent-style-name="Normal" style:family="paragraph">
      <style:paragraph-properties fo:margin-bottom="0.0972in" fo:line-height="115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/text:p>
      <text:p text:style-name="P27"/>
      <text:p text:style-name="P28"><text:span text:style-name="T29">Q5: print hello world in java</text:span></text:p>
      <text:p text:style-name="P30"><text:span text:style-name="T31">A:</text:span></text:p>
      <text:p text:style-name="P32"/>
      <text:p text:style-name="P33"><text:span text:style-name="T34">Q6: print hello<text:s/></text:span><text:span text:style-name="T35">world in javascript using console.log</text:span></text:p>
      <text:p text:style-name="P36"><text:span text:style-name="T37">A:</text:span></text:p>
      <text:p text:style-name="P38"/>
      <text:p text:style-name="P39"><text:span text:style-name="T40">Q7: Add a readme in this repository for the steps to make a PR.</text:span></text:p>
      <text:p text:style-name="Normal"><text:span text:style-name="T41">A:</text:span></text:p>
      <text:p text:style-name="Normal"/>
      <text:p text:style-name="Normal"><text:span text:style-name="T42">Q8: What are HTML &amp; CSS?</text:span></text:p>
      <text:p text:style-name="Normal"><text:span text:style-name="T43">A:</text:span><text:span text:style-name="T44"><text:s/>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</text:span><text:span text:style-name="T48"><text:s/></text:span><text:span text:style-name="T49">An algorithm is a set of instructions for solving a problem or accomplishing a task.</text:span></text:p>
      <text:p text:style-name="Normal"/>
      <text:p text:style-name="Normal"><text:span text:style-name="T50">Q10: What is flowchart?</text:span></text:p>
      <text:p text:style-name="Normal"><text:span text:style-name="T51">A:</text:span></text:p>
      <text:p text:style-name="Normal"/>
      <text:p text:style-name="Normal"><text:span text:style-name="T52">Q11: W</text:span><text:span text:style-name="T53">hat are variables?</text:span></text:p>
      <text:p text:style-name="Normal"><text:span text:style-name="T54">A:</text:span><text:span text:style-name="T55"><text:s/>A variable is a symbolic name for (or reference to ) information.</text:span></text:p>
      <text:p text:style-name="Normal"/>
      <text:p text:style-name="Normal"><text:span text:style-name="T56">Q12: What are loops?</text:span><text:span text:style-name="T57"><text:line-break/></text:span><text:span text:style-name="T58">A:</text:span></text:p>
      <text:p text:style-name="Normal"/>
      <text:p text:style-name="Normal"><text:span text:style-name="T59">Q13: Compiler vs Interpreter?</text:span></text:p>
      <text:p text:style-name="Normal"><text:span text:style-name="T60">A:</text:span></text:p>
      <text:p text:style-name="Normal"/>
      <text:p text:style-name="Normal"><text:span text:style-name="T61">Q14: What is Machine Code?</text:span></text:p>
      <text:p text:style-name="Normal"><text:span text:style-name="T62">A:</text:span></text:p>
      <text:p text:style-name="Normal"/>
      <text:p text:style-name="Normal"><text:span text:style-name="T63">Q15: Name some HTML tags</text:span></text:p>
      <text:p text:style-name="Normal"><text:span text:style-name="T64">A:</text:span><text:span text:style-name="T65"><text:s/>1. &lt;BR&gt;</text:span></text:p>
      <text:p text:style-name="P66"><text:s text:c="6"/>2. (&lt;HTML&gt;. . .&lt;/HTML&gt;) *</text:p>
      <text:p text:style-name="P67"><text:s text:c="6"/>3. (&lt;HEAD&gt;. . .&lt;/HEAD&gt;) *</text:p>
      <text:p text:style-name="P68"><text:s text:c="6"/>4. &lt;H1&gt;. . . &lt;/H1&gt;</text:p>
      <text:p text:style-name="P69"><text:s text:c="6"/>5. &lt;P&gt;. . .&lt;/P&gt;*</text:p>
      <text:p text:style-name="P70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P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20:00Z</meta:creation-date>
    <dc:date>2021-10-09T09:06:00Z</dc:date>
    <meta:template xlink:href="Normal" xlink:type="simple"/>
    <meta:editing-cycles>9</meta:editing-cycles>
    <meta:editing-duration>PT600S</meta:editing-duration>
    <meta:document-statistic meta:page-count="1" meta:paragraph-count="2" meta:word-count="172" meta:character-count="1154" meta:row-count="8" meta:non-whitespace-character-count="984"/>
  </office:meta>
</office:document-meta>
</file>